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table:align="left" style:may-break-between-rows="true" style:writing-mode="lr-tb"/>
    </style:style>
    <style:style style:name="Таблица1.A" style:family="table-column">
      <style:table-column-properties style:column-width="1.4792in"/>
    </style:style>
    <style:style style:name="Таблица1.B" style:family="table-column">
      <style:table-column-properties style:column-width="5.4479in"/>
    </style:style>
    <style:style style:name="Таблица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.5" style:family="table-row">
      <style:table-row-properties style:min-row-height="0.2083in"/>
    </style:style>
    <style:style style:name="Таблица1.6" style:family="table-row">
      <style:table-row-properties style:min-row-height="0.2493in"/>
    </style:style>
    <style:style style:name="Таблица2" style:family="table">
      <style:table-properties style:width="6.9271in" fo:margin-left="0in" table:align="left" style:may-break-between-rows="true" style:writing-mode="lr-tb"/>
    </style:style>
    <style:style style:name="Таблица2.A" style:family="table-column">
      <style:table-column-properties style:column-width="1.4792in"/>
    </style:style>
    <style:style style:name="Таблица2.B" style:family="table-column">
      <style:table-column-properties style:column-width="5.4479in"/>
    </style:style>
    <style:style style:name="Таблица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2.5" style:family="table-row">
      <style:table-row-properties style:min-row-height="0.2083in"/>
    </style:style>
    <style:style style:name="Таблица2.6" style:family="table-row">
      <style:table-row-properties style:min-row-height="0.2493in"/>
    </style:style>
    <style:style style:name="Таблица3" style:family="table">
      <style:table-properties style:width="6.9271in" fo:margin-left="0in" table:align="left" style:may-break-between-rows="true" style:writing-mode="lr-tb"/>
    </style:style>
    <style:style style:name="Таблица3.A" style:family="table-column">
      <style:table-column-properties style:column-width="1.4792in"/>
    </style:style>
    <style:style style:name="Таблица3.B" style:family="table-column">
      <style:table-column-properties style:column-width="5.4479in"/>
    </style:style>
    <style:style style:name="Таблица3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3.5" style:family="table-row">
      <style:table-row-properties style:min-row-height="0.2083in"/>
    </style:style>
    <style:style style:name="Таблица3.6" style:family="table-row">
      <style:table-row-properties style:min-row-height="0.2493in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ru" fo:country="RU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ru" fo:country="RU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font-size-asian="12pt" style:font-size-complex="12pt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Times New Roman1" fo:font-size="12pt" fo:language="ru" fo:country="RU" style:font-size-asian="12pt" style:font-size-complex="12pt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Times New Roman1" fo:font-size="12pt" fo:language="ru" fo:country="RU" style:font-size-asian="12pt" style:font-size-complex="12pt"/>
    </style:style>
    <style:style style:name="P15" style:family="paragraph" style:parent-style-name="Standard" style:list-style-name="L3">
      <style:paragraph-properties fo:line-height="100%" fo:text-align="start" style:justify-single-word="false"/>
      <style:text-properties style:font-name="Times New Roman1" fo:font-size="12pt" fo:language="ru" fo:country="RU" style:font-size-asian="12pt" style:font-size-complex="12pt"/>
    </style:style>
    <style:style style:name="P16" style:family="paragraph" style:parent-style-name="Standard" style:list-style-name="L4">
      <style:paragraph-properties fo:line-height="100%" fo:text-align="start" style:justify-single-word="false"/>
      <style:text-properties style:font-name="Times New Roman1" fo:font-size="12pt" fo:language="ru" fo:country="RU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language="ru" fo:country="RU" fo:font-weight="bold" fo:background-color="transparent" style:font-name-asian="Times New Roman" style:font-name-complex="Times New Roman"/>
    </style:style>
    <style:style style:name="T4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9</text:span><text:span text:style-name="T2">. Работа с </text:span><text:span text:style-name="T3">отчетами</text:span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Use case</text:p>
          </table:table-cell>
          <table:table-cell table:style-name="Таблица1.B1" office:value-type="string">
            <text:p text:style-name="P7">Формирование отчета по пользователям системы</text:p>
          </table:table-cell>
        </table:table-row>
        <table:table-row>
          <table:table-cell table:style-name="Таблица1.A2" office:value-type="string">
            <text:p text:style-name="P5">Id</text:p>
          </table:table-cell>
          <table:table-cell table:style-name="Таблица1.B2" office:value-type="string">
            <text:p text:style-name="P6">НР-<text:span text:style-name="T4">9</text:span>.1</text:p>
          </table:table-cell>
        </table:table-row>
        <table:table-row>
          <table:table-cell table:style-name="Таблица1.A2" office:value-type="string">
            <text:p text:style-name="P5">Description</text:p>
          </table:table-cell>
          <table:table-cell table:style-name="Таблица1.B2" office:value-type="string">
            <text:p text:style-name="P8">Формирования отчета в разрезе пользователей системы за выбранный период времени</text:p>
          </table:table-cell>
        </table:table-row>
        <table:table-row>
          <table:table-cell table:style-name="Таблица1.A2" office:value-type="string">
            <text:p text:style-name="P5">Level</text:p>
          </table:table-cell>
          <table:table-cell table:style-name="Таблица1.B2" office:value-type="string">
            <text:p text:style-name="P6">Пользовательская цель</text:p>
          </table:table-cell>
        </table:table-row>
        <table:table-row table:style-name="Таблица1.5">
          <table:table-cell table:style-name="Таблица1.A2" office:value-type="string">
            <text:p text:style-name="P5">Actors</text:p>
          </table:table-cell>
          <table:table-cell table:style-name="Таблица1.B2" office:value-type="string">
            <text:p text:style-name="P6"><text:span text:style-name="T4">М</text:span>енеджер, рекрутер, фрилансер</text:p>
          </table:table-cell>
        </table:table-row>
        <table:table-row table:style-name="Таблица1.6">
          <table:table-cell table:style-name="Таблица1.A2" office:value-type="string">
            <text:p text:style-name="P5">Pre-Conditions</text:p>
          </table:table-cell>
          <table:table-cell table:style-name="Таблица1.B2" office:value-type="string">
            <text:p text:style-name="P11">Пользователь имеет права на формирования отчетов согласно назначенной роли. Открыт раздел «Отчеты»</text:p>
          </table:table-cell>
        </table:table-row>
        <table:table-row>
          <table:table-cell table:style-name="Таблица1.A2" office:value-type="string">
            <text:p text:style-name="P5">Post Conditions</text:p>
          </table:table-cell>
          <table:table-cell table:style-name="Таблица1.B2" office:value-type="string">
            <text:p text:style-name="P4">Сформирован отчет в разрезе пользователей системы</text:p>
          </table:table-cell>
        </table:table-row>
        <table:table-row>
          <table:table-cell table:style-name="Таблица1.A2" office:value-type="string">
            <text:p text:style-name="P5">Trigger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5">Main Success Scenario</text:p>
          </table:table-cell>
          <table:table-cell table:style-name="Таблица1.B2" office:value-type="string">
            <text:p text:style-name="P8">1. Актер запрашивает страницу для формирования отчета в разрезе пользователей системы;</text:p>
            <text:p text:style-name="P8">2. Система предоставляет страницу для формирования отчета в разрезе пользователей системы;</text:p>
            <text:p text:style-name="P8">3. Актер производит выбор пользователей, по которым будет сформирован отчет;</text:p>
            <text:p text:style-name="P8">4. Актер производит выбор периода, за который будет сформирован отчет;</text:p>
            <text:p text:style-name="P8">5. Актер запрашивает формирования отчета в разрезе выбранных пользователей за выбранный период;</text:p>
            <text:p text:style-name="P8">6. Система производит проверку выбора пользователей для формирования отчета;</text:p>
            <text:p text:style-name="P8">7. Система производит проверку выбранного периода для формирования отчета;</text:p>
            <text:p text:style-name="P8">8. Система производит формирование отчета и отображает его актеру в графическом и табличном виде.</text:p>
          </table:table-cell>
        </table:table-row>
        <table:table-row>
          <table:table-cell table:style-name="Таблица1.A2" office:value-type="string">
            <text:p text:style-name="P9">Extensions</text:p>
          </table:table-cell>
          <table:table-cell table:style-name="Таблица1.B2" office:value-type="string">
            <text:p text:style-name="P10">6а. Не выбран ни один пользователь:</text:p>
            <text:list xml:id="list31658118" text:style-name="L1">
              <text:list-item>
                <text:p text:style-name="P13">Актер не произвел выбор пользователей, по которым необходимо сформировать отчет;</text:p>
              </text:list-item>
              <text:list-item>
                <text:p text:style-name="P13">Система выдает предупреждение, что для формирования данного отчета необходимо, чтобы хотя б один пользователь был выбран;</text:p>
              </text:list-item>
              <text:list-item>
                <text:p text:style-name="P13">См. п. 3</text:p>
              </text:list-item>
            </text:list>
            <text:p text:style-name="P10">7а. Выбран некорректный период для формирования отчета:</text:p>
            <text:list xml:id="list31636646" text:style-name="L2">
              <text:list-item>
                <text:p text:style-name="P14">Актер производит выбор некорректного периода для формирования отчета;</text:p>
              </text:list-item>
              <text:list-item>
                <text:p text:style-name="P14">Система сообщает актеру о том, что указанный период является некорректным;</text:p>
              </text:list-item>
              <text:list-item>
                <text:p text:style-name="P14">См. п. 4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5">Varia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5">Frequency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5">Assumptions</text:p>
          </table:table-cell>
          <table:table-cell table:style-name="Таблица1.B2" office:value-type="string">
            <text:p text:style-name="P3"/>
          </table:table-cell>
        </table:table-row>
      </table:table>
      <text:p text:style-name="P2"/>
      <text:p text:style-name="P2"/>
      <text:p text:style-name="P2"><text:soft-pag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Use case</text:p>
          </table:table-cell>
          <table:table-cell table:style-name="Таблица2.B1" office:value-type="string">
            <text:p text:style-name="P7">Формирование воронки рекрутинга по вакансии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string">
            <text:p text:style-name="P6">НР-<text:span text:style-name="T4">9</text:span>.<text:span text:style-name="T4">2</text:span></text:p>
          </table:table-cell>
        </table:table-row>
        <table:table-row>
          <table:table-cell table:style-name="Таблица2.A2" office:value-type="string">
            <text:p text:style-name="P5">Description</text:p>
          </table:table-cell>
          <table:table-cell table:style-name="Таблица2.B2" office:value-type="string">
            <text:p text:style-name="P8">Формирования отчета в разрезе определенной вакансии</text:p>
          </table:table-cell>
        </table:table-row>
        <table:table-row>
          <table:table-cell table:style-name="Таблица2.A2" office:value-type="string">
            <text:p text:style-name="P5">Level</text:p>
          </table:table-cell>
          <table:table-cell table:style-name="Таблица2.B2" office:value-type="string">
            <text:p text:style-name="P6">Пользовательская цель</text:p>
          </table:table-cell>
        </table:table-row>
        <table:table-row table:style-name="Таблица2.5">
          <table:table-cell table:style-name="Таблица2.A2" office:value-type="string">
            <text:p text:style-name="P5">Actors</text:p>
          </table:table-cell>
          <table:table-cell table:style-name="Таблица2.B2" office:value-type="string">
            <text:p text:style-name="P6"><text:span text:style-name="T4">М</text:span>енеджер, рекрутер, фрилансер</text:p>
          </table:table-cell>
        </table:table-row>
        <table:table-row table:style-name="Таблица2.6">
          <table:table-cell table:style-name="Таблица2.A2" office:value-type="string">
            <text:p text:style-name="P5">Pre-Conditions</text:p>
          </table:table-cell>
          <table:table-cell table:style-name="Таблица2.B2" office:value-type="string">
            <text:p text:style-name="P11">Пользователь имеет права на формирования отчетов согласно назначенной роли. Открыт раздел «Отчеты»</text:p>
          </table:table-cell>
        </table:table-row>
        <table:table-row>
          <table:table-cell table:style-name="Таблица2.A2" office:value-type="string">
            <text:p text:style-name="P5">Post Conditions</text:p>
          </table:table-cell>
          <table:table-cell table:style-name="Таблица2.B2" office:value-type="string">
            <text:p text:style-name="P4">Сформирована воронка рекрутинга в разрезе выбранной вакансии</text:p>
          </table:table-cell>
        </table:table-row>
        <table:table-row>
          <table:table-cell table:style-name="Таблица2.A2" office:value-type="string">
            <text:p text:style-name="P5">Trigger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5">Main Success Scenario</text:p>
          </table:table-cell>
          <table:table-cell table:style-name="Таблица2.B2" office:value-type="string">
            <text:p text:style-name="P8">1. Актер запрашивает страницу для формирования воронки рекрутинга в разрезе определенной вакансии;</text:p>
            <text:p text:style-name="P8">2. Система предоставляет страницу для формирования воронки рекрутинга в разрезе определенной вакансии;</text:p>
            <text:p text:style-name="P8">3. Актер производит выбор вакансии, по которой будет сформирована воронка рекрутинга;</text:p>
            <text:p text:style-name="P8">4. Актер производит выбор стадий рекрутингового процесса, которые будут отображены в воронке рекрутинга;</text:p>
            <text:p text:style-name="P8">5. Актер запрашивает формирования воронки рекрутинга в разрезе выбранной вакансии;</text:p>
            <text:p text:style-name="P8">6. Система производит проверку выбранного периода для формирования отчета;</text:p>
            <text:p text:style-name="P8">7. Система производит формирование воронки рекрутинга и отображает его актеру в двух разных графических представлениях: с отображением количества кандидатов на каждой стадии и их процентным соотношением, а также с отображением списков кандидатов, которые находились на каждой стадии рекрутингового процесса.</text:p>
          </table:table-cell>
        </table:table-row>
        <table:table-row>
          <table:table-cell table:style-name="Таблица2.A2" office:value-type="string">
            <text:p text:style-name="P9">Extensions</text:p>
          </table:table-cell>
          <table:table-cell table:style-name="Таблица2.B2" office:value-type="string">
            <text:p text:style-name="P10">6а. Не выбрана вакансия для формирования воронки рекрутинга:</text:p>
            <text:list xml:id="list31642998" text:style-name="L3">
              <text:list-item>
                <text:p text:style-name="P15">Актер не произвел выбор вакансии, по которой необходимо сформировать воронку рекрутинга;</text:p>
              </text:list-item>
              <text:list-item>
                <text:p text:style-name="P15">Система выдает предупреждение, что для формирования данного отчета необходимо произвести выбор вакансии;</text:p>
              </text:list-item>
              <text:list-item>
                <text:p text:style-name="P15">См. п. 3</text:p>
              </text:list-item>
            </text:list>
            <text:p text:style-name="P10"/>
          </table:table-cell>
        </table:table-row>
        <table:table-row>
          <table:table-cell table:style-name="Таблица2.A2" office:value-type="string">
            <text:p text:style-name="P5">Varia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5">Frequency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5">Assumptions</text:p>
          </table:table-cell>
          <table:table-cell table:style-name="Таблица2.B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5">Use case</text:p>
          </table:table-cell>
          <table:table-cell table:style-name="Таблица3.B1" office:value-type="string">
            <text:p text:style-name="P7">Формирование отчета по вакансиям</text:p>
          </table:table-cell>
        </table:table-row>
        <table:table-row>
          <table:table-cell table:style-name="Таблица3.A2" office:value-type="string">
            <text:p text:style-name="P5">Id</text:p>
          </table:table-cell>
          <table:table-cell table:style-name="Таблица3.B2" office:value-type="string">
            <text:p text:style-name="P6">НР-<text:span text:style-name="T4">9</text:span>.<text:span text:style-name="T4">3</text:span></text:p>
          </table:table-cell>
        </table:table-row>
        <table:table-row>
          <table:table-cell table:style-name="Таблица3.A2" office:value-type="string">
            <text:p text:style-name="P5">Description</text:p>
          </table:table-cell>
          <table:table-cell table:style-name="Таблица3.B2" office:value-type="string">
            <text:p text:style-name="P8">Формирования отчета по вакансиям за определенный период</text:p>
          </table:table-cell>
        </table:table-row>
        <table:table-row>
          <table:table-cell table:style-name="Таблица3.A2" office:value-type="string">
            <text:p text:style-name="P5">Level</text:p>
          </table:table-cell>
          <table:table-cell table:style-name="Таблица3.B2" office:value-type="string">
            <text:p text:style-name="P6">Пользовательская цель</text:p>
          </table:table-cell>
        </table:table-row>
        <table:table-row table:style-name="Таблица3.5">
          <table:table-cell table:style-name="Таблица3.A2" office:value-type="string">
            <text:p text:style-name="P5">Actors</text:p>
          </table:table-cell>
          <table:table-cell table:style-name="Таблица3.B2" office:value-type="string">
            <text:p text:style-name="P6"><text:span text:style-name="T4">М</text:span>енеджер, рекрутер, фрилансер</text:p>
          </table:table-cell>
        </table:table-row>
        <table:table-row table:style-name="Таблица3.6">
          <table:table-cell table:style-name="Таблица3.A2" office:value-type="string">
            <text:p text:style-name="P5">Pre-Conditions</text:p>
          </table:table-cell>
          <table:table-cell table:style-name="Таблица3.B2" office:value-type="string">
            <text:p text:style-name="P11">Пользователь имеет права на формирования отчетов согласно назначенной роли. Открыт раздел «Отчеты»</text:p>
          </table:table-cell>
        </table:table-row>
        <table:table-row>
          <table:table-cell table:style-name="Таблица3.A2" office:value-type="string">
            <text:p text:style-name="P5">Post Conditions</text:p>
          </table:table-cell>
          <table:table-cell table:style-name="Таблица3.B2" office:value-type="string">
            <text:p text:style-name="P4">Сформирован <text:span text:style-name="T1">отчет по вакансиям за определенный период</text:span></text:p>
          </table:table-cell>
        </table:table-row>
        <table:table-row>
          <table:table-cell table:style-name="Таблица3.A2" office:value-type="string">
            <text:p text:style-name="P5">Trigger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5">Main Success Scenario</text:p>
          </table:table-cell>
          <table:table-cell table:style-name="Таблица3.B2" office:value-type="string">
            <text:p text:style-name="P8">1. Актер запрашивает страницу для формирования отчета по вакансиям;</text:p>
            <text:p text:style-name="P8">2. Система предоставляет страницу для формирования отчета по вакансиям;</text:p>
            <text:p text:style-name="P8">3. Актер производит выбор периода, за который будет сформирован отчет по вакансиям;</text:p>
            <text:p text:style-name="P8">4. Актер производит выбор способа формирования отчета: помесячно или сквозным отображением за выбранный период;</text:p>
            <text:p text:style-name="P8">5. Актер производит выбор регионов, по которым будет сформирован отчет;</text:p>
            <text:p text:style-name="P8">6. Актер запрашивает формирования отчета по вакансиям за определенный период;</text:p>
            <text:p text:style-name="P8">7. Система производит проверку выбранного периода для формирования отчета; </text:p>
            <text:p text:style-name="P8">8. Система производит проверку выбора регионов для формирования отчета;</text:p>
            <text:p text:style-name="P8">9. Система производит формирование отчета и отображает его актеру в графическом и табличном виде.</text:p>
          </table:table-cell>
        </table:table-row>
        <table:table-row>
          <table:table-cell table:style-name="Таблица3.A2" office:value-type="string">
            <text:p text:style-name="P9">Extensions</text:p>
          </table:table-cell>
          <table:table-cell table:style-name="Таблица3.B2" office:value-type="string">
            <text:p text:style-name="P10">7а. Выбран некорректный период для формирования отчета:</text:p>
            <text:list xml:id="list31658621" text:style-name="L4">
              <text:list-item>
                <text:p text:style-name="P16">Актер производит выбор некорректного периода для формирования отчета;</text:p>
              </text:list-item>
              <text:list-item>
                <text:p text:style-name="P16">Система сообщает актеру о том, что указанный период является некорректным;</text:p>
              </text:list-item>
              <text:list-item>
                <text:p text:style-name="P16">См. п. 3</text:p>
              </text:list-item>
            </text:list>
            <text:p text:style-name="P10">8а. Не выбран ни один регион:</text:p>
            <text:list xml:id="list31654177" text:continue-list="list31658118" text:style-name="L1">
              <text:list-item>
                <text:p text:style-name="P13">Актер не произвел выбор регионов, по которым необходимо сформировать отчет;</text:p>
              </text:list-item>
              <text:list-item>
                <text:p text:style-name="P13">Система выдает предупреждение, что для формирования данного отчета необходимо, чтобы хотя б один регион был выбран;</text:p>
              </text:list-item>
              <text:list-item>
                <text:p text:style-name="P13">См. п. 5</text:p>
              </text:list-item>
            </text:list>
            <text:p text:style-name="P10"/>
          </table:table-cell>
        </table:table-row>
        <table:table-row>
          <table:table-cell table:style-name="Таблица3.A2" office:value-type="string">
            <text:p text:style-name="P5">Varia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5">Frequency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5">Assumptions</text:p>
          </table:table-cell>
          <table:table-cell table:style-name="Таблица3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9T11:48:20.68</dc:date>
    <dc:creator>Alina Kulish</dc:creator>
    <meta:editing-duration>PT01H09M25S</meta:editing-duration>
    <meta:editing-cycles>11</meta:editing-cycles>
    <meta:generator>OpenOffice.org/3.0$Win32 OpenOffice.org_project/300m15$Build-9379</meta:generator>
    <meta:document-statistic meta:table-count="3" meta:image-count="0" meta:object-count="0" meta:page-count="3" meta:paragraph-count="105" meta:word-count="629" meta:character-count="4747"/>
    <meta:user-defined meta:name="Поле 1"/>
    <meta:user-defined meta:name="Поле 2"/>
    <meta:user-defined meta:name="Поле 3"/>
    <meta:user-defined meta:name="Поле 4"/>
  </office:meta>
</office:document-meta>
</file>